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90000019C3112A24F1EE000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2cm" svg:y="-2cm" svg:width="21.001cm" svg:height="29.7cm" draw:z-index="0"><draw:image xlink:href="Pictures/10000000000002590000019C3112A24F1EE0002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38:09.411091385</meta:creation-date>
    <meta:generator>LibreOffice/5.1.6.2$Linux_X86_64 LibreOffice_project/10m0$Build-2</meta:generator>
    <dc:date>2018-06-10T14:57:47.218677531</dc:date>
    <meta:editing-duration>PT19M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